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medium-content-serif-font" svg:font-family="medium-content-serif-font, Georgia, Cambria, 'Times New Roman', Times, serif"/>
    <style:font-face style:name="AppleSystemUIFont" svg:font-family="AppleSystemUIFont" style:font-family-generic="system"/>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ourier New1" svg:font-family="'Courier New'" style:font-family-generic="swiss" style:font-pitch="variable"/>
  </office:font-face-decls>
  <office:automatic-styles>
    <style:style style:name="P1" style:family="paragraph" style:parent-style-name="Normal">
      <style:paragraph-properties fo:text-align="justify" style:justify-single-word="false"/>
      <style:text-properties style:font-name="Calibri" fo:font-weight="bold" style:font-weight-asian="bold" style:font-name-complex="Calibri"/>
    </style:style>
    <style:style style:name="P2" style:family="paragraph" style:parent-style-name="Normal">
      <style:paragraph-properties fo:text-align="justify" style:justify-single-word="false"/>
      <style:text-properties style:font-name="Calibri" style:font-name-complex="Calibri"/>
    </style:style>
    <style:style style:name="P3" style:family="paragraph" style:parent-style-name="Normal">
      <style:paragraph-properties fo:text-align="justify" style:justify-single-word="false"/>
    </style:style>
    <style:style style:name="P4" style:family="paragraph" style:parent-style-name="Normal">
      <style:paragraph-properties fo:text-align="center" style:justify-single-word="false"/>
      <style:text-properties fo:color="#ff0000" style:font-name="Calibri" style:font-name-complex="Calibri"/>
    </style:style>
    <style:style style:name="P5" style:family="paragraph" style:parent-style-name="Normal">
      <style:paragraph-properties style:text-autospace="none"/>
    </style:style>
    <style:style style:name="P6" style:family="paragraph" style:parent-style-name="Liste_20_Paragraf">
      <style:paragraph-properties fo:text-align="justify" style:justify-single-word="false"/>
      <style:text-properties style:font-name="Calibri" fo:font-weight="bold" style:font-weight-asian="bold" style:font-name-complex="Calibri"/>
    </style:style>
    <style:style style:name="P7" style:family="paragraph" style:parent-style-name="Liste_20_Paragraf" style:list-style-name="L1">
      <style:paragraph-properties fo:text-align="justify" style:justify-single-word="false"/>
      <style:text-properties officeooo:paragraph-rsid="00175256"/>
    </style:style>
    <style:style style:name="P8" style:family="paragraph" style:parent-style-name="Liste_20_Paragraf" style:list-style-name="L2">
      <style:paragraph-properties fo:text-align="justify" style:justify-single-word="false"/>
    </style:style>
    <style:style style:name="P9" style:family="paragraph" style:parent-style-name="Liste_20_Paragraf" style:list-style-name="L2">
      <style:paragraph-properties fo:text-align="justify" style:justify-single-word="false"/>
      <style:text-properties style:font-name="Calibri" fo:font-weight="bold" style:font-weight-asian="bold" style:font-name-complex="Calibri"/>
    </style:style>
    <style:style style:name="P10" style:family="paragraph" style:parent-style-name="Liste_20_Paragraf" style:list-style-name="L1">
      <style:paragraph-properties fo:margin-left="0cm" fo:margin-right="0cm" fo:text-align="justify" style:justify-single-word="false" fo:text-indent="0cm" style:auto-text-indent="false"/>
      <style:text-properties style:font-name="Calibri" fo:font-weight="bold" style:font-weight-asian="bold" style:font-name-complex="Calibri"/>
    </style:style>
    <style:style style:name="P11" style:family="paragraph" style:parent-style-name="Normal">
      <style:paragraph-properties fo:text-align="center" style:justify-single-word="false"/>
      <style:text-properties style:font-name="Calibri" fo:font-weight="bold" officeooo:paragraph-rsid="0010920d" style:font-weight-asian="bold" style:font-name-complex="Calibri"/>
    </style:style>
    <style:style style:name="P12" style:family="paragraph" style:parent-style-name="Normal">
      <style:paragraph-properties fo:text-align="justify" style:justify-single-word="false"/>
      <style:text-properties style:font-name="Calibri" fo:font-weight="bold" style:font-weight-asian="bold" style:font-name-complex="Calibri"/>
    </style:style>
    <style:style style:name="P13" style:family="paragraph" style:parent-style-name="Normal">
      <style:paragraph-properties fo:text-align="justify" style:justify-single-word="false"/>
      <style:text-properties style:font-name="Calibri" fo:font-weight="bold" officeooo:rsid="00198ef2" officeooo:paragraph-rsid="00198ef2" style:font-weight-asian="bold" style:font-name-complex="Calibri"/>
    </style:style>
    <style:style style:name="P14" style:family="paragraph" style:parent-style-name="Normal">
      <style:paragraph-properties fo:text-align="justify" style:justify-single-word="false"/>
      <style:text-properties style:font-name="Calibri" fo:font-weight="bold" officeooo:rsid="001a354a" style:font-weight-asian="bold" style:font-name-complex="Calibri"/>
    </style:style>
    <style:style style:name="P15" style:family="paragraph" style:parent-style-name="Normal">
      <style:paragraph-properties fo:text-align="justify" style:justify-single-word="false"/>
      <style:text-properties style:font-name="Calibri" style:font-name-complex="Calibri"/>
    </style:style>
    <style:style style:name="P16" style:family="paragraph" style:parent-style-name="Normal">
      <style:paragraph-properties fo:text-align="justify" style:justify-single-word="false"/>
      <style:text-properties style:font-name="Calibri" officeooo:paragraph-rsid="0011ea7d" style:font-name-complex="Calibri"/>
    </style:style>
    <style:style style:name="P17" style:family="paragraph" style:parent-style-name="Normal">
      <style:paragraph-properties fo:text-align="justify" style:justify-single-word="false"/>
      <style:text-properties style:font-name="Calibri" officeooo:paragraph-rsid="001a354a" style:font-name-complex="Calibri"/>
    </style:style>
    <style:style style:name="P18" style:family="paragraph" style:parent-style-name="Normal">
      <style:paragraph-properties fo:text-align="justify" style:justify-single-word="false"/>
      <style:text-properties style:font-name="Calibri" officeooo:rsid="0013c36d" officeooo:paragraph-rsid="00156d91" style:font-name-complex="Calibri"/>
    </style:style>
    <style:style style:name="P19" style:family="paragraph" style:parent-style-name="Normal">
      <style:paragraph-properties fo:text-align="justify" style:justify-single-word="false"/>
      <style:text-properties style:font-name="Calibri" officeooo:rsid="001a354a" officeooo:paragraph-rsid="001a354a" style:font-name-complex="Calibri"/>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officeooo:paragraph-rsid="00175256"/>
    </style:style>
    <style:style style:name="P22" style:family="paragraph" style:parent-style-name="Normal">
      <style:paragraph-properties fo:text-align="justify" style:justify-single-word="false"/>
      <style:text-properties officeooo:paragraph-rsid="001a354a"/>
    </style:style>
    <style:style style:name="P23" style:family="paragraph" style:parent-style-name="Normal">
      <style:paragraph-properties fo:text-align="justify" style:justify-single-word="false"/>
      <style:text-properties fo:color="#ff0000" style:font-name="Calibri" style:font-name-complex="Calibri"/>
    </style:style>
    <style:style style:name="P24" style:family="paragraph" style:parent-style-name="Normal" style:master-page-name="MP0">
      <style:paragraph-properties fo:text-align="center" style:justify-single-word="false" style:page-number="auto" fo:break-before="page"/>
      <style:text-properties style:font-name="Calibri" fo:font-weight="bold" style:font-weight-asian="bold" style:font-name-complex="Calibri"/>
    </style:style>
    <style:style style:name="P25" style:family="paragraph" style:parent-style-name="Standard">
      <style:paragraph-properties style:text-autospace="none"/>
    </style:style>
    <style:style style:name="P26" style:family="paragraph" style:parent-style-name="Standard">
      <loext:graphic-properties draw:fill="solid" draw:fill-color="#2b2b2b"/>
      <style:paragraph-properties fo:background-color="#2b2b2b" fo:padding="0cm" fo:border="none"/>
    </style:style>
    <style:style style:name="T1" style:family="text">
      <style:text-properties style:font-name="Calibri" fo:font-weight="bold" style:font-weight-asian="bold" style:font-name-complex="Calibri"/>
    </style:style>
    <style:style style:name="T2" style:family="text">
      <style:text-properties style:font-name="Calibri" fo:font-weight="bold" officeooo:rsid="001a354a" style:font-weight-asian="bold" style:font-name-complex="Calibri" style:font-weight-complex="bold"/>
    </style:style>
    <style:style style:name="T3" style:family="text">
      <style:text-properties style:font-name="Calibri" style:font-name-complex="Calibri"/>
    </style:style>
    <style:style style:name="T4" style:family="text">
      <style:text-properties style:font-name="Calibri" officeooo:rsid="00175256" style:font-name-complex="Calibri"/>
    </style:style>
    <style:style style:name="T5" style:family="text">
      <style:text-properties style:font-name="Calibri" officeooo:rsid="001a354a" style:font-name-complex="Calibri"/>
    </style:style>
    <style:style style:name="T6" style:family="text">
      <style:text-properties style:font-name="Calibri" fo:font-weight="normal" officeooo:rsid="00175256" style:font-weight-asian="normal" style:font-name-complex="Calibri" style:font-weight-complex="normal"/>
    </style:style>
    <style:style style:name="T7" style:family="text">
      <style:text-properties fo:font-weight="bold" style:font-weight-asian="bold"/>
    </style:style>
    <style:style style:name="T8" style:family="text">
      <style:text-properties fo:color="#353535" style:font-name="AppleSystemUIFont" style:font-name-asian="Calibri" style:language-asian="en" style:country-asian="US" style:font-name-complex="AppleSystemUIFont"/>
    </style:style>
    <style:style style:name="T9" style:family="text">
      <style:text-properties officeooo:rsid="0010920d"/>
    </style:style>
    <style:style style:name="T10" style:family="text">
      <style:text-properties officeooo:rsid="00132e61"/>
    </style:style>
    <style:style style:name="T11" style:family="text">
      <style:text-properties officeooo:rsid="00156d91"/>
    </style:style>
    <style:style style:name="T12" style:family="text">
      <style:text-properties fo:font-variant="normal" fo:text-transform="none" style:font-name="Calibri" fo:font-size="12pt" fo:letter-spacing="normal" fo:font-style="normal" fo:font-weight="normal" style:font-size-asian="12pt" style:font-name-complex="Calibri" style:font-size-complex="12pt"/>
    </style:style>
    <style:style style:name="T13" style:family="text">
      <style:text-properties fo:color="#cc7832" style:font-name="Courier New1" fo:font-size="9pt" fo:font-style="normal" fo:font-weight="normal" style:font-size-asian="9pt" style:font-style-asian="normal" style:font-weight-asian="normal"/>
    </style:style>
    <style:style style:name="T14" style:family="text">
      <style:text-properties fo:color="#a9b7c6" style:font-name="Courier New1" fo:font-size="9pt" fo:font-style="normal" fo:font-weight="normal" style:font-size-asian="9pt" style:font-style-asian="normal" style:font-weight-asian="normal"/>
    </style:style>
    <style:style style:name="T15" style:family="text">
      <style:text-properties fo:color="#6897bb" style:font-name="Courier New1" fo:font-size="9pt" fo:font-style="normal" fo:font-weight="normal" style:font-size-asian="9pt" style:font-style-asian="normal" style:font-weight-asian="normal"/>
    </style:style>
    <style:style style:name="T16" style:family="text">
      <style:text-properties fo:color="#ffc66d" style:font-name="Courier New1" fo:font-size="9pt" fo:font-style="normal" fo:font-weight="normal" style:font-size-asian="9pt" style:font-style-asian="normal" style:font-weight-asian="normal"/>
    </style:style>
    <style:style style:name="T17" style:family="text">
      <style:text-properties fo:color="#6a8759" style:font-name="Courier New1" fo:font-size="9pt" fo:font-style="normal" fo:font-weight="normal" style:font-size-asian="9pt" style:font-style-asian="normal" style:font-weight-asian="normal"/>
    </style:style>
    <style:style style:name="T18" style:family="text">
      <style:text-properties fo:color="#8888c6" style:font-name="Courier New1" fo:font-size="9pt" fo:font-style="normal" fo:font-weight="normal" style:font-size-asian="9pt" style:font-style-asian="normal" style:font-weight-asian="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00000" style:writing-mode="lr-tb" draw:textarea-vertical-align="top"/>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Örnek Proje</text:p>
      <text:p text:style-name="P11">Rasperry Pi <text:span text:style-name="T9">İle</text:span> <text:span text:style-name="T9">Taş Kağıt Makas Oyunu </text:span></text:p>
      <text:p text:style-name="P1"/>
      <text:p text:style-name="P1"/>
      <text:p text:style-name="P1">Giriş</text:p>
      <text:p text:style-name="P2"/>
      <text:p text:style-name="P16">Bu proje Raspberry <text:span text:style-name="T9">Pi kullanarak tek kişiyle oynanabilen bir Taş Kağıt Makas</text:span> <text:span text:style-name="T9">oyunudur</text:span>.Rasperry <text:span text:style-name="T10">P</text:span>i,web kamerası <text:span text:style-name="T9">ve OpenCV kütüphanesi kullanarak görüntü işleme tekniği kullanılacaktır.Taş kağıt ve makas hareketleri sisteme tanıtılmadan önce alınan görüntü HSV formatına çevrildi.Daha sonra gündüz koşullarında ve beyaz bir arkaplanda en net görüntüyü <text:s/>elde etmek için “Filtre_deneme.py” dosyası ile en uygun olarak renk filtresi seçildi.Renk Filtresi için deneme yanılma ve HSV renk kodları sayesinde sınır değerleri bulundu.Daha sonra “Kayder.py” dosyası ile el hareketleri tanıtıldı.Alınan görüntünün ne anlama geldiğini anlamak için “KOD.py” dosyasında ki “Sınıflandır” fonksyonunda kameradan alınan görüntü ile daha önceden “Kayder.py” ile tanımladığımız görüntüler karşılaştırıldı ve fark hangisinde az ise kamerada ki veri o gruba aktarıldı.Sonra Bilgisayardan içinde taş kağıt ve makas olan bir dizi içerisinden rastgele bir değer döndürülmesi istendi ve kameradan aldığı veriyle karşılaştırarak oyun gerçekleştirildi.</text:span></text:p>
      <text:p text:style-name="P16"/>
      <text:p text:style-name="P18"><text:span text:style-name="T11">Planım kodları PyCharm’da yazıp çalıştırdıktan kamerayla beraber Raspberry Pi’da kurmaktı <text:s/>fakat sadece kodları yazabildim.Ve Programı yavaşlatma sorunu yaşadım Öncelikle program elimi tanıdıktan sonra durmadan rastgele değerler üreterek yeni oyun başlatıyordu ve çok hızlı çalıştığı için neredeyse takip edilemiyordu.Öncelikle bu hızı yavaşlatmak için time.sleep() fonksyonunu kullandım fakat bu fonksyon tüm programı uyuttuğu için aynı zamanda kamerada duruyordu ve anlık görüntü alamıyordum.İkinci olarak bekleme süresi elde etmek için for ve while döngülerini kullanarak programın yaklaşık 5 saniye sürecek şekilde saymasını denedim fakat bunu da gerçekleştiremedim.Threading yaparak <text:s/>programı paralel çalıştırmayı denedim fakat işler düşündüğüm gibi gitmedi ve bunu da gerçekleştiremedim.</text:span></text:p>
      <text:p text:style-name="P2"/>
      <text:p text:style-name="P2"><text:span text:style-name="T7">Gerekli Donanım Bileşenleri</text:span></text:p>
      <text:p text:style-name="P1"/>
      <text:p text:style-name="P3"><text:span text:style-name="Varsayılan_20_Paragraf_20_Yazı_20_Tipi"><text:span text:style-name="T1">1. </text:span></text:span><text:span text:style-name="Varsayılan_20_Paragraf_20_Yazı_20_Tipi"><text:span text:style-name="T3">1 adet Rasperry pi</text:span></text:span></text:p>
      <text:p text:style-name="P3"><text:span text:style-name="Varsayılan_20_Paragraf_20_Yazı_20_Tipi"><text:span text:style-name="T1">2. </text:span></text:span><text:span text:style-name="Varsayılan_20_Paragraf_20_Yazı_20_Tipi"><text:span text:style-name="T3">1 adet <text:s/>Web Camera </text:span></text:span></text:p>
      <text:p text:style-name="P1"/>
      <text:p text:style-name="P1">Gerekli Yazılım Bileşenleri</text:p>
      <text:list xml:id="list1171932704" text:style-name="L1">
        <text:list-item>
          <text:p text:style-name="P7"><text:span text:style-name="Varsayılan_20_Paragraf_20_Yazı_20_Tipi"><text:span text:style-name="T4">PyCharm(</text:span></text:span><text:a xlink:type="simple" xlink:href="https://www.jetbrains.com/pycharm/" text:style-name="Internet_20_link" text:visited-style-name="Visited_20_Internet_20_Link"><text:span text:style-name="Varsayılan_20_Paragraf_20_Yazı_20_Tipi"><text:span text:style-name="T4">https://www.jetbrains.com/pycharm/</text:span></text:span></text:a><text:span text:style-name="Varsayılan_20_Paragraf_20_Yazı_20_Tipi"><text:span text:style-name="T4"> )</text:span></text:span></text:p>
          <text:p text:style-name="P10"/>
        </text:list-item>
      </text:list>
      <text:p text:style-name="P1">Kullanılan Bileşenlerin Özellikleri</text:p>
      <text:list xml:id="list2510489634" text:style-name="L2">
        <text:list-item>
          <text:p text:style-name="P8"><text:span text:style-name="Varsayılan_20_Paragraf_20_Yazı_20_Tipi"><text:span text:style-name="T3">Rasperry pi 3; Çok kısa bir Rasperry pi <text:s/>tanıtımı. Kısaca bir açıklama ürün tanıtımı 2 mi <text:s/>3 mü kullanıldı vs.</text:span></text:span></text:p>
        </text:list-item>
        <text:list-item>
          <text:p text:style-name="P8"><text:span text:style-name="Varsayılan_20_Paragraf_20_Yazı_20_Tipi"><text:span text:style-name="T3">Web Camera; </text:span></text:span><text:span text:style-name="Varsayılan_20_Paragraf_20_Yazı_20_Tipi"><text:span text:style-name="T4">Bilgisayarda bulunan kamera</text:span></text:span></text:p>
        </text:list-item>
      </text:list>
      <text:p text:style-name="P6"/>
      <text:list xml:id="list39332043608" text:continue-numbering="true" text:style-name="L2">
        <text:list-header>
          <text:p text:style-name="P9"><text:span text:style-name="Varsayılan_20_Paragraf_20_Yazı_20_Tipi"><text:span text:style-name="T3"/></text:span></text:p>
          <text:p text:style-name="P9"/>
        </text:list-header>
      </text:list>
      <text:p text:style-name="P1"/>
      <text:p text:style-name="P1"/>
      <text:p text:style-name="P1"/>
      <text:p text:style-name="P1"><text:soft-page-break/></text:p>
      <text:p text:style-name="P23"/>
      <text:p text:style-name="P4"/>
      <text:p text:style-name="P4"/>
      <text:p text:style-name="P1"/>
      <text:p text:style-name="P1">Yapım Aşamaları</text:p>
      <text:p text:style-name="P1"/>
      <text:p text:style-name="P13">Kodlar</text:p>
      <text:p text:style-name="P13"/>
      <text:p text:style-name="P13"/>
      <text:p text:style-name="P13"/>
      <text:p text:style-name="P1"/>
      <text:p text:style-name="P21"><text:span text:style-name="T6">PyCharm,</text:span><text:span text:style-name="T3">ücretsiz, açık kaynak </text:span><text:span text:style-name="T4">kodlu Jetbrains tarafından Python için geliştirilen bir İDE’dir</text:span><text:span text:style-name="T3">.</text:span><text:span text:style-name="T4">B</text:span><text:span text:style-name="T12">ütün işletim sistemlerinde çalışılabilir biçimde geliştirilmiştir. Professional ve Community olmak üzere 2 versiyonu bulunmaktadır. Profesyonel sürümü ücretlidir.</text:span></text:p>
      <text:p text:style-name="P2"/>
      <text:p text:style-name="P19">Kodlar:</text:p>
      <text:p text:style-name="P19"><draw:frame draw:style-name="fr1" draw:name="Metin Kutusu 3" text:anchor-type="paragraph" svg:x="-0.056cm" svg:y="0.307cm" svg:width="16.231cm" style:rel-width="scale" svg:height="22.375cm" style:rel-height="scale" draw:z-index="1"><draw:text-box><text:p text:style-name="P26"><text:span text:style-name="T13">import </text:span><text:span text:style-name="T14">cv2</text:span><text:line-break/><text:span text:style-name="T13">import </text:span><text:span text:style-name="T14">numpy </text:span><text:span text:style-name="T13">as </text:span><text:span text:style-name="T14">np</text:span><text:line-break/><text:span text:style-name="T13">import </text:span><text:span text:style-name="T14">os</text:span><text:line-break/><text:span text:style-name="T13">import </text:span><text:span text:style-name="T14">random</text:span><text:line-break/><text:line-break/><text:span text:style-name="T14">Kamera = cv2.VideoCapture(</text:span><text:span text:style-name="T15">0</text:span><text:span text:style-name="T14">)</text:span><text:line-break/><text:span text:style-name="T14">kernel = np.ones((</text:span><text:span text:style-name="T15">15</text:span><text:span text:style-name="T13">,</text:span><text:span text:style-name="T15">15</text:span><text:span text:style-name="T14">)</text:span><text:span text:style-name="T13">,</text:span><text:span text:style-name="T14">np.uint8)</text:span><text:line-break/><text:line-break/><text:span text:style-name="T13">def </text:span><text:span text:style-name="T16">ResimFarkBul </text:span><text:span text:style-name="T14">(Resim1</text:span><text:span text:style-name="T13">,</text:span><text:span text:style-name="T14">Resim2):</text:span><text:line-break/><text:span text:style-name="T14"> <text:s text:c="3"/>Resim2=cv2.resize(Resim2</text:span><text:span text:style-name="T13">,</text:span><text:span text:style-name="T14">(Resim1.shape[</text:span><text:span text:style-name="T15">1</text:span><text:span text:style-name="T14">]</text:span><text:span text:style-name="T13">,</text:span><text:span text:style-name="T14">Resim1.shape[</text:span><text:span text:style-name="T15">0</text:span><text:span text:style-name="T14">]))</text:span><text:line-break/><text:span text:style-name="T14"> <text:s text:c="3"/>Fark_Resim =cv2.absdiff(Resim1</text:span><text:span text:style-name="T13">,</text:span><text:span text:style-name="T14">Resim2)</text:span><text:line-break/><text:span text:style-name="T14"> <text:s text:c="3"/>Fark_Sayi = cv2.countNonZero(Fark_Resim)</text:span><text:line-break/><text:span text:style-name="T14"> <text:s text:c="3"/></text:span><text:span text:style-name="T13">return </text:span><text:span text:style-name="T14">Fark_Sayi</text:span><text:line-break/><text:line-break/><text:span text:style-name="T13">def </text:span><text:span text:style-name="T16">VeriYukle</text:span><text:span text:style-name="T14">():</text:span><text:line-break/><text:span text:style-name="T14"> <text:s text:c="3"/>Veri_isimler = []</text:span><text:line-break/><text:span text:style-name="T14"> <text:s text:c="3"/>Veri_Resimler = []</text:span><text:line-break/><text:line-break/><text:span text:style-name="T14"> <text:s text:c="3"/>Dosyalar = os.listdir(</text:span><text:span text:style-name="T17">"Veri/"</text:span><text:span text:style-name="T14">)</text:span><text:line-break/><text:span text:style-name="T14"> <text:s text:c="3"/></text:span><text:span text:style-name="T13">for </text:span><text:span text:style-name="T14">Dosya </text:span><text:span text:style-name="T13">in </text:span><text:span text:style-name="T14">Dosyalar:</text:span><text:line-break/><text:span text:style-name="T14"> <text:s text:c="7"/>Veri_isimler.append(Dosya.replace(</text:span><text:span text:style-name="T17">".jpg"</text:span><text:span text:style-name="T13">,</text:span><text:span text:style-name="T17">""</text:span><text:span text:style-name="T14">))</text:span><text:line-break/><text:span text:style-name="T14"> <text:s text:c="7"/>Veri_Resimler.append(cv2.imread(</text:span><text:span text:style-name="T17">"Veri/"</text:span><text:span text:style-name="T14">+Dosya</text:span><text:span text:style-name="T13">,</text:span><text:span text:style-name="T15">0</text:span><text:span text:style-name="T14">))</text:span><text:line-break/><text:span text:style-name="T14"> <text:s text:c="3"/></text:span><text:span text:style-name="T13">return </text:span><text:span text:style-name="T14">Veri_isimler</text:span><text:span text:style-name="T13">,</text:span><text:span text:style-name="T14">Veri_Resimler</text:span><text:line-break/><text:line-break/><text:span text:style-name="T13">def </text:span><text:span text:style-name="T16">Sınıflandır </text:span><text:span text:style-name="T14">(El_Resim</text:span><text:span text:style-name="T13">,</text:span><text:span text:style-name="T14">Veri_isimler</text:span><text:span text:style-name="T13">,</text:span><text:span text:style-name="T14">Veri_Resimler):</text:span><text:line-break/><text:span text:style-name="T14"> <text:s text:c="3"/>Min_Index = </text:span><text:span text:style-name="T15">0</text:span><text:line-break/><text:span text:style-name="T15"> <text:s text:c="3"/></text:span><text:span text:style-name="T14">Min_Deger = ResimFarkBul(El_Resim</text:span><text:span text:style-name="T13">,</text:span><text:span text:style-name="T14">Veri_Resimler[</text:span><text:span text:style-name="T15">0</text:span><text:span text:style-name="T14">])</text:span><text:line-break/><text:line-break/><text:span text:style-name="T14"> <text:s text:c="3"/></text:span><text:span text:style-name="T13">for </text:span><text:span text:style-name="T14">t </text:span><text:span text:style-name="T13">in </text:span><text:span text:style-name="T18">range</text:span><text:span text:style-name="T14">(</text:span><text:span text:style-name="T18">len</text:span><text:span text:style-name="T14">(Veri_isimler)):</text:span><text:line-break/><text:span text:style-name="T14"> <text:s text:c="7"/>Fark_Deger = ResimFarkBul(El_Resim</text:span><text:span text:style-name="T13">,</text:span><text:span text:style-name="T14">Veri_Resimler[t])</text:span><text:line-break/><text:span text:style-name="T14"> <text:s text:c="7"/></text:span><text:span text:style-name="T13">if</text:span><text:span text:style-name="T14">(Fark_Deger&lt;Min_Deger):</text:span><text:line-break/><text:span text:style-name="T14"> <text:s text:c="11"/>Min_Deger = Fark_Deger</text:span><text:line-break/><text:span text:style-name="T14"> <text:s text:c="11"/>Min_Index=t</text:span><text:line-break/><text:span text:style-name="T14"> <text:s text:c="3"/></text:span><text:span text:style-name="T13">return <text:s/></text:span><text:span text:style-name="T14">Veri_isimler[Min_Index]</text:span><text:line-break/><text:line-break/><text:line-break/><text:span text:style-name="T14">Veri_isimler</text:span><text:span text:style-name="T13">, </text:span><text:span text:style-name="T14">Veri_Resimler = VeriYukle()</text:span><text:line-break/><text:line-break/><text:span text:style-name="T13">while True</text:span><text:span text:style-name="T14">:</text:span><text:line-break/><text:span text:style-name="T14"> <text:s text:c="3"/>ret</text:span><text:span text:style-name="T13">, </text:span><text:span text:style-name="T14">Kare = Kamera.read()</text:span><text:line-break/><text:span text:style-name="T14"> <text:s text:c="3"/>Kesilmiş_Kare = Kare[</text:span><text:span text:style-name="T15">0</text:span><text:span text:style-name="T14">:</text:span><text:span text:style-name="T15">250</text:span><text:span text:style-name="T13">,</text:span><text:span text:style-name="T15">0</text:span><text:span text:style-name="T14">:</text:span><text:span text:style-name="T15">250</text:span><text:span text:style-name="T14">]</text:span><text:line-break/><text:span text:style-name="T14"> <text:s text:c="3"/>Kesilmiş_Kare_HSV = cv2.cvtColor(Kesilmiş_Kare</text:span><text:span text:style-name="T13">,</text:span><text:span text:style-name="T14">cv2.COLOR_BGR2HSV)</text:span><text:line-break/><text:line-break/><text:span text:style-name="T14"> <text:s text:c="3"/>Alt_Degerler = np.array([</text:span><text:span text:style-name="T15">0</text:span><text:span text:style-name="T13">,</text:span><text:span text:style-name="T15">50</text:span><text:span text:style-name="T13">,</text:span><text:span text:style-name="T15">90</text:span><text:span text:style-name="T14">])</text:span><text:line-break/><text:span text:style-name="T14"> <text:s text:c="3"/>Ust_Degerler= np.array([</text:span><text:span text:style-name="T15">70</text:span><text:span text:style-name="T13">,</text:span><text:span text:style-name="T15">225</text:span><text:span text:style-name="T13">,</text:span><text:span text:style-name="T15">225</text:span><text:span text:style-name="T14">])</text:span><text:line-break/><text:line-break/><text:span text:style-name="T14"> <text:s text:c="3"/>Renk_Filtresi_Sonucu = cv2.inRange(Kesilmiş_Kare_HSV</text:span><text:span text:style-name="T13">,</text:span><text:span text:style-name="T14">Alt_Degerler</text:span><text:span text:style-name="T13">,</text:span><text:span text:style-name="T14">Ust_Degerler)</text:span><text:line-break/><text:span text:style-name="T14"> <text:s text:c="3"/>Sonuc = Kesilmiş_Kare.copy()</text:span><text:line-break/><text:span text:style-name="T14"> <text:s text:c="3"/>_</text:span><text:span text:style-name="T13">, </text:span><text:span text:style-name="T14">cnts</text:span><text:span text:style-name="T13">,</text:span><text:span text:style-name="T14">_ = cv2.findContours(Renk_Filtresi_Sonucu</text:span><text:span text:style-name="T13">,</text:span><text:span text:style-name="T14">cv2.RETR_TREE</text:span><text:span text:style-name="T13">,</text:span><text:span text:style-name="T14">cv2.CHAIN_APPROX_NONE)</text:span><text:line-break/><text:line-break/><text:span text:style-name="T14"> <text:s text:c="3"/>Max_Genislik = </text:span><text:span text:style-name="T15">0</text:span><text:line-break/><text:span text:style-name="T15"> <text:s text:c="3"/></text:span><text:span text:style-name="T14">Max_Uzunluk = </text:span><text:span text:style-name="T15">0</text:span><text:line-break/><text:span text:style-name="T15"> <text:s text:c="3"/></text:span><text:span text:style-name="T14">Max_Index = -</text:span><text:span text:style-name="T15">1</text:span><text:line-break/><text:line-break/><text:span text:style-name="T15"> <text:s text:c="3"/></text:span><text:span text:style-name="T13">for </text:span><text:span text:style-name="T14">t </text:span><text:span text:style-name="T13">in </text:span><text:span text:style-name="T18">range </text:span><text:span text:style-name="T14">(</text:span><text:span text:style-name="T18">len</text:span><text:span text:style-name="T14">(cnts)):</text:span><text:line-break/><text:span text:style-name="T14"> <text:s text:c="7"/>cnt = cnts[t]</text:span><text:line-break/><text:span text:style-name="T14"> <text:s text:c="7"/>x</text:span><text:span text:style-name="T13">,</text:span><text:span text:style-name="T14">y</text:span><text:span text:style-name="T13">,</text:span><text:span text:style-name="T14">w</text:span><text:span text:style-name="T13">,</text:span><text:span text:style-name="T14">h = cv2.boundingRect(cnt)</text:span><text:line-break/><text:span text:style-name="T14"> <text:s text:c="7"/></text:span><text:span text:style-name="T13">if </text:span><text:span text:style-name="T14">(w &gt; Max_Genislik </text:span><text:span text:style-name="T13">and </text:span><text:span text:style-name="T14">h &gt; Max_Uzunluk):</text:span><text:line-break/><text:span text:style-name="T14"> <text:s text:c="11"/>Max_Uzunluk = h</text:span><text:line-break/><text:span text:style-name="T14"> <text:s text:c="11"/>Max_Genislik = w</text:span><text:line-break/><text:span text:style-name="T14"> <text:s text:c="11"/>Max_Index = t</text:span><text:line-break/><text:line-break/><text:span text:style-name="T14"> <text:s text:c="3"/></text:span><text:span text:style-name="T13">if</text:span><text:span text:style-name="T14">(</text:span><text:span text:style-name="T18">len</text:span><text:span text:style-name="T14">(cnts)&gt;</text:span><text:span text:style-name="T15">0</text:span><text:span text:style-name="T14">):</text:span><text:line-break/><text:span text:style-name="T14"> <text:s text:c="7"/>x</text:span><text:span text:style-name="T13">,</text:span><text:span text:style-name="T14">y</text:span><text:span text:style-name="T13">,</text:span><text:span text:style-name="T14">w</text:span><text:span text:style-name="T13">,</text:span><text:span text:style-name="T14">h = cv2.boundingRect(cnts[Max_Index])</text:span><text:line-break/><text:span text:style-name="T14"> <text:s text:c="7"/>cv2.rectangle(Sonuc</text:span><text:span text:style-name="T13">,</text:span><text:span text:style-name="T14">(x</text:span><text:span text:style-name="T13">,</text:span><text:span text:style-name="T14">y)</text:span><text:span text:style-name="T13">,</text:span><text:span text:style-name="T14">(x+w</text:span><text:span text:style-name="T13">,</text:span><text:span text:style-name="T14">y+h)</text:span><text:span text:style-name="T13">,</text:span><text:span text:style-name="T14">(</text:span><text:span text:style-name="T15">0</text:span><text:span text:style-name="T13">,</text:span><text:span text:style-name="T15">255</text:span><text:span text:style-name="T13">,</text:span><text:span text:style-name="T15">0</text:span><text:span text:style-name="T14">)</text:span><text:span text:style-name="T13">,</text:span><text:span text:style-name="T15">2</text:span><text:span text:style-name="T14">)</text:span><text:line-break/><text:span text:style-name="T14"> <text:s text:c="7"/>El_Resim = Renk_Filtresi_Sonucu[y:y+h</text:span><text:span text:style-name="T13">,</text:span><text:span text:style-name="T14">x:x+w]</text:span><text:line-break/><text:span text:style-name="T14"> <text:s text:c="7"/>cv2.imshow(</text:span><text:span text:style-name="T17">"El_Resim"</text:span><text:span text:style-name="T13">,</text:span><text:span text:style-name="T14">El_Resim)</text:span><text:line-break/><text:line-break/><text:span text:style-name="T14"> <text:s text:c="7"/></text:span><text:span text:style-name="T18">print</text:span><text:span text:style-name="T14">(Sınıflandır(El_Resim</text:span><text:span text:style-name="T13">,</text:span><text:span text:style-name="T14">Veri_isimler</text:span><text:span text:style-name="T13">,</text:span><text:span text:style-name="T14">Veri_Resimler))</text:span><text:line-break/><text:line-break/><text:span text:style-name="T14"> <text:s text:c="7"/>taskagitmakas = [</text:span><text:span text:style-name="T17">"Tas"</text:span><text:span text:style-name="T13">, </text:span><text:span text:style-name="T17">"Kagit"</text:span><text:span text:style-name="T13">, </text:span><text:span text:style-name="T17">"Makass"</text:span><text:span text:style-name="T14">]</text:span><text:line-break/><text:span text:style-name="T14"> <text:s text:c="7"/>a= </text:span><text:span text:style-name="T17">""</text:span><text:line-break/><text:span text:style-name="T17"> <text:s text:c="7"/></text:span><text:span text:style-name="T14">Tas = taskagitmakas[</text:span><text:span text:style-name="T15">0</text:span><text:span text:style-name="T14">]</text:span><text:line-break/><text:span text:style-name="T14"> <text:s text:c="7"/>Kagit = taskagitmakas[</text:span><text:span text:style-name="T15">1</text:span><text:span text:style-name="T14">]</text:span><text:line-break/><text:span text:style-name="T14"> <text:s text:c="7"/>Makass = taskagitmakas[</text:span><text:span text:style-name="T15">2</text:span><text:span text:style-name="T14">]</text:span><text:line-break/><text:span text:style-name="T14"> <text:s text:c="7"/>gir = Sınıflandır(El_Resim</text:span><text:span text:style-name="T13">,</text:span><text:span text:style-name="T14">Veri_isimler</text:span><text:span text:style-name="T13">,</text:span><text:span text:style-name="T14">Veri_Resimler)</text:span><text:line-break/><text:line-break/><text:line-break/><text:span text:style-name="T14"> <text:s text:c="3"/></text:span><text:span text:style-name="T13">if </text:span><text:span text:style-name="T14">(</text:span><text:span text:style-name="T18">len</text:span><text:span text:style-name="T14">(gir) == </text:span><text:span text:style-name="T18">len</text:span><text:span text:style-name="T14">(a)):</text:span><text:line-break/><text:span text:style-name="T14"> <text:s text:c="7"/></text:span><text:span text:style-name="T18">print</text:span><text:span text:style-name="T14">(</text:span><text:span text:style-name="T17">"şuan el görüntüsü yok"</text:span><text:span text:style-name="T14">)</text:span><text:line-break/><text:span text:style-name="T14"> <text:s text:c="7"/>gir = Sınıflandır(El_Resim</text:span><text:span text:style-name="T13">, </text:span><text:span text:style-name="T14">Veri_isimler</text:span><text:span text:style-name="T13">, </text:span><text:span text:style-name="T14">Veri_Resimler)</text:span><text:line-break/><text:line-break/><text:line-break/><text:line-break/><text:span text:style-name="T14"> <text:s text:c="3"/></text:span><text:span text:style-name="T13">elif</text:span><text:span text:style-name="T14">(</text:span><text:span text:style-name="T18">len</text:span><text:span text:style-name="T14">(gir) != </text:span><text:span text:style-name="T18">len</text:span><text:span text:style-name="T14">(a)):</text:span><text:line-break/><text:line-break/><text:span text:style-name="T14"> <text:s text:c="7"/>a = random.choice(taskagitmakas)</text:span><text:line-break/><text:line-break/><text:span text:style-name="T14"> <text:s text:c="7"/></text:span><text:span text:style-name="T18">print</text:span><text:span text:style-name="T14">(</text:span><text:span text:style-name="T17">"BİLGİSAYAR"</text:span><text:span text:style-name="T13">, </text:span><text:span text:style-name="T14">a</text:span><text:span text:style-name="T13">, </text:span><text:span text:style-name="T17">"SEÇTİ"</text:span><text:span text:style-name="T14">)</text:span><text:line-break/><text:span text:style-name="T14"> <text:s text:c="7"/></text:span><text:span text:style-name="T18">print</text:span><text:span text:style-name="T14">(</text:span><text:span text:style-name="T18">len</text:span><text:span text:style-name="T14">(gir))</text:span><text:line-break/><text:span text:style-name="T14"> <text:s text:c="7"/></text:span><text:span text:style-name="T18">print</text:span><text:span text:style-name="T14">(</text:span><text:span text:style-name="T17">"a:"</text:span><text:span text:style-name="T13">, </text:span><text:span text:style-name="T18">len</text:span><text:span text:style-name="T14">(a))</text:span><text:line-break/><text:line-break/><text:line-break/><text:span text:style-name="T14"> <text:s text:c="7"/></text:span><text:span text:style-name="T13">if </text:span><text:span text:style-name="T14">gir == Kagit:</text:span><text:line-break/><text:span text:style-name="T14"> <text:s text:c="11"/></text:span><text:span text:style-name="T13">if </text:span><text:span text:style-name="T14">Kagit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11"/></text:span><text:span text:style-name="T13">elif </text:span><text:span text:style-name="T14">Tas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line-break/><text:span text:style-name="T14"> <text:s text:c="11"/></text:span><text:span text:style-name="T13">elif </text:span><text:span text:style-name="T14">Makass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7"/></text:span><text:span text:style-name="T13">elif </text:span><text:span text:style-name="T14">gir == Tas:</text:span><text:line-break/><text:span text:style-name="T14"> <text:s text:c="11"/></text:span><text:span text:style-name="T13">if </text:span><text:span text:style-name="T14">Tas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Kagit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Makass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7"/></text:span><text:span text:style-name="T13">elif </text:span><text:span text:style-name="T14">gir == Makass:</text:span><text:line-break/><text:span text:style-name="T14"> <text:s text:c="11"/></text:span><text:span text:style-name="T13">if </text:span><text:span text:style-name="T14">Makass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11"/></text:span><text:span text:style-name="T13">elif </text:span><text:span text:style-name="T14">Tas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Kagit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3"/>cv2.imshow(</text:span><text:span text:style-name="T17">"Kare"</text:span><text:span text:style-name="T13">, </text:span><text:span text:style-name="T14">Kare)</text:span><text:line-break/><text:span text:style-name="T14"> <text:s text:c="3"/>cv2.imshow(</text:span><text:span text:style-name="T17">"Kesilmiş_Kare"</text:span><text:span text:style-name="T13">, </text:span><text:span text:style-name="T14">Kesilmiş_Kare)</text:span><text:line-break/><text:span text:style-name="T14"> <text:s text:c="3"/>cv2.imshow(</text:span><text:span text:style-name="T17">"Renk_Filtresi_Sonucu"</text:span><text:span text:style-name="T13">, </text:span><text:span text:style-name="T14">Renk_Filtresi_Sonucu)</text:span><text:line-break/><text:span text:style-name="T14"> <text:s text:c="3"/>cv2.imshow(</text:span><text:span text:style-name="T17">"Sonuc"</text:span><text:span text:style-name="T13">,</text:span><text:span text:style-name="T14">Sonuc)</text:span><text:line-break/><text:span text:style-name="T14"> <text:s text:c="3"/></text:span><text:span text:style-name="T13">if </text:span><text:span text:style-name="T14">cv2.waitKey(</text:span><text:span text:style-name="T15">1</text:span><text:span text:style-name="T14">) &amp; </text:span><text:span text:style-name="T15">0xFF </text:span><text:span text:style-name="T14">== </text:span><text:span text:style-name="T18">ord</text:span><text:span text:style-name="T14">(</text:span><text:span text:style-name="T17">'q'</text:span><text:span text:style-name="T14">):</text:span><text:line-break/><text:span text:style-name="T14"> <text:s text:c="7"/></text:span><text:span text:style-name="T13">break</text:span><text:line-break/><text:span text:style-name="T14">Kamera.release()</text:span><text:line-break/><text:span text:style-name="T14">cv2.destroyAllWindows()</text:span></text:p><text:p text:style-name="Standard"/></draw:text-box></draw:frame></text:p>
      <text:p text:style-name="P19"/>
      <text:p text:style-name="P2"><text:span text:style-name="Varsayılan_20_Paragraf_20_Yazı_20_Tipi"><text:span text:style-name="T3"/></text:span></text:p>
      <text:p text:style-name="P2"/>
      <text:p text:style-name="P1"/>
      <text:p text:style-name="P3"/>
      <text:p text:style-name="P2"/>
      <text:p text:style-name="P2"/>
      <text:p text:style-name="P3"><text:span text:style-name="Varsayılan_20_Paragraf_20_Yazı_20_Tipi"><text:span text:style-name="T3"/></text:span></text:p>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7">Python Kodu</text:span></text:p>
      <text:p text:style-name="P1"/>
      <text:p text:style-name="P3"><draw:frame draw:style-name="fr1" draw:name="Metin Kutusu 5" text:anchor-type="paragraph" svg:x="0.041cm" svg:y="0.185cm" svg:width="16.533cm" style:rel-width="scale" svg:height="16.672cm" style:rel-height="scale" draw:z-index="0"><draw:text-box><text:p text:style-name="P5"><text:span text:style-name="Varsayılan_20_Paragraf_20_Yazı_20_Tipi"><text:span text:style-name="T8"/></text:span></text:p><text:p text:style-name="P26"><text:span text:style-name="T15"><text:s text:c="4"/></text:span><text:span text:style-name="T13">for </text:span><text:span text:style-name="T14">t </text:span><text:span text:style-name="T13">in </text:span><text:span text:style-name="T18">range </text:span><text:span text:style-name="T14">(</text:span><text:span text:style-name="T18">len</text:span><text:span text:style-name="T14">(cnts)):</text:span><text:line-break/><text:span text:style-name="T14"> <text:s text:c="7"/>cnt = cnts[t]</text:span><text:line-break/><text:span text:style-name="T14"> <text:s text:c="7"/>x</text:span><text:span text:style-name="T13">,</text:span><text:span text:style-name="T14">y</text:span><text:span text:style-name="T13">,</text:span><text:span text:style-name="T14">w</text:span><text:span text:style-name="T13">,</text:span><text:span text:style-name="T14">h = cv2.boundingRect(cnt)</text:span><text:line-break/><text:span text:style-name="T14"> <text:s text:c="7"/></text:span><text:span text:style-name="T13">if </text:span><text:span text:style-name="T14">(w &gt; Max_Genislik </text:span><text:span text:style-name="T13">and </text:span><text:span text:style-name="T14">h &gt; Max_Uzunluk):</text:span><text:line-break/><text:span text:style-name="T14"> <text:s text:c="11"/>Max_Uzunluk = h</text:span><text:line-break/><text:span text:style-name="T14"> <text:s text:c="11"/>Max_Genislik = w</text:span><text:line-break/><text:span text:style-name="T14"> <text:s text:c="11"/>Max_Index = t</text:span><text:line-break/><text:line-break/><text:span text:style-name="T14"> <text:s text:c="3"/></text:span><text:span text:style-name="T13">if</text:span><text:span text:style-name="T14">(</text:span><text:span text:style-name="T18">len</text:span><text:span text:style-name="T14">(cnts)&gt;</text:span><text:span text:style-name="T15">0</text:span><text:span text:style-name="T14">):</text:span><text:line-break/><text:span text:style-name="T14"> <text:s text:c="7"/>x</text:span><text:span text:style-name="T13">,</text:span><text:span text:style-name="T14">y</text:span><text:span text:style-name="T13">,</text:span><text:span text:style-name="T14">w</text:span><text:span text:style-name="T13">,</text:span><text:span text:style-name="T14">h = cv2.boundingRect(cnts[Max_Index])</text:span><text:line-break/><text:span text:style-name="T14"> <text:s text:c="7"/>cv2.rectangle(Sonuc</text:span><text:span text:style-name="T13">,</text:span><text:span text:style-name="T14">(x</text:span><text:span text:style-name="T13">,</text:span><text:span text:style-name="T14">y)</text:span><text:span text:style-name="T13">,</text:span><text:span text:style-name="T14">(x+w</text:span><text:span text:style-name="T13">,</text:span><text:span text:style-name="T14">y+h)</text:span><text:span text:style-name="T13">,</text:span><text:span text:style-name="T14">(</text:span><text:span text:style-name="T15">0</text:span><text:span text:style-name="T13">,</text:span><text:span text:style-name="T15">255</text:span><text:span text:style-name="T13">,</text:span><text:span text:style-name="T15">0</text:span><text:span text:style-name="T14">)</text:span><text:span text:style-name="T13">,</text:span><text:span text:style-name="T15">2</text:span><text:span text:style-name="T14">)</text:span><text:line-break/><text:span text:style-name="T14"> <text:s text:c="7"/>El_Resim = Renk_Filtresi_Sonucu[y:y+h</text:span><text:span text:style-name="T13">,</text:span><text:span text:style-name="T14">x:x+w]</text:span><text:line-break/><text:span text:style-name="T14"> <text:s text:c="7"/>cv2.imshow(</text:span><text:span text:style-name="T17">"El_Resim"</text:span><text:span text:style-name="T13">,</text:span><text:span text:style-name="T14">El_Resim)</text:span><text:line-break/><text:line-break/><text:span text:style-name="T14"> <text:s text:c="7"/></text:span><text:span text:style-name="T18">print</text:span><text:span text:style-name="T14">(Sınıflandır(El_Resim</text:span><text:span text:style-name="T13">,</text:span><text:span text:style-name="T14">Veri_isimler</text:span><text:span text:style-name="T13">,</text:span><text:span text:style-name="T14">Veri_Resimler))</text:span><text:line-break/><text:line-break/><text:span text:style-name="T14"> <text:s text:c="7"/>taskagitmakas = [</text:span><text:span text:style-name="T17">"Tas"</text:span><text:span text:style-name="T13">, </text:span><text:span text:style-name="T17">"Kagit"</text:span><text:span text:style-name="T13">, </text:span><text:span text:style-name="T17">"Makass"</text:span><text:span text:style-name="T14">]</text:span><text:line-break/><text:span text:style-name="T14"> <text:s text:c="7"/>a= </text:span><text:span text:style-name="T17">""</text:span><text:line-break/><text:span text:style-name="T17"> <text:s text:c="7"/></text:span><text:span text:style-name="T14">Tas = taskagitmakas[</text:span><text:span text:style-name="T15">0</text:span><text:span text:style-name="T14">]</text:span><text:line-break/><text:span text:style-name="T14"> <text:s text:c="7"/>Kagit = taskagitmakas[</text:span><text:span text:style-name="T15">1</text:span><text:span text:style-name="T14">]</text:span><text:line-break/><text:span text:style-name="T14"> <text:s text:c="7"/>Makass = taskagitmakas[</text:span><text:span text:style-name="T15">2</text:span><text:span text:style-name="T14">]</text:span><text:line-break/><text:span text:style-name="T14"> <text:s text:c="7"/>gir = Sınıflandır(El_Resim</text:span><text:span text:style-name="T13">,</text:span><text:span text:style-name="T14">Veri_isimler</text:span><text:span text:style-name="T13">,</text:span><text:span text:style-name="T14">Veri_Resimler)</text:span><text:line-break/><text:line-break/><text:line-break/><text:span text:style-name="T14"> <text:s text:c="3"/></text:span><text:span text:style-name="T13">if </text:span><text:span text:style-name="T14">(</text:span><text:span text:style-name="T18">len</text:span><text:span text:style-name="T14">(gir) == </text:span><text:span text:style-name="T18">len</text:span><text:span text:style-name="T14">(a)):</text:span><text:line-break/><text:span text:style-name="T14"> <text:s text:c="7"/></text:span><text:span text:style-name="T18">print</text:span><text:span text:style-name="T14">(</text:span><text:span text:style-name="T17">"şuan el görüntüsü yok"</text:span><text:span text:style-name="T14">)</text:span><text:line-break/><text:span text:style-name="T14"> <text:s text:c="7"/>gir = Sınıflandır(El_Resim</text:span><text:span text:style-name="T13">, </text:span><text:span text:style-name="T14">Veri_isimler</text:span><text:span text:style-name="T13">, </text:span><text:span text:style-name="T14">Veri_Resimler)</text:span><text:line-break/><text:line-break/><text:line-break/><text:line-break/><text:span text:style-name="T14"> <text:s text:c="3"/></text:span><text:span text:style-name="T13">elif</text:span><text:span text:style-name="T14">(</text:span><text:span text:style-name="T18">len</text:span><text:span text:style-name="T14">(gir) != </text:span><text:span text:style-name="T18">len</text:span><text:span text:style-name="T14">(a)):</text:span><text:line-break/><text:line-break/><text:span text:style-name="T14"> <text:s text:c="7"/>a = random.choice(taskagitmakas)</text:span><text:line-break/><text:line-break/><text:span text:style-name="T14"> <text:s text:c="7"/></text:span><text:span text:style-name="T18">print</text:span><text:span text:style-name="T14">(</text:span><text:span text:style-name="T17">"BİLGİSAYAR"</text:span><text:span text:style-name="T13">, </text:span><text:span text:style-name="T14">a</text:span><text:span text:style-name="T13">, </text:span><text:span text:style-name="T17">"SEÇTİ"</text:span><text:span text:style-name="T14">)</text:span><text:line-break/><text:span text:style-name="T14"> <text:s text:c="7"/></text:span><text:span text:style-name="T18">print</text:span><text:span text:style-name="T14">(</text:span><text:span text:style-name="T18">len</text:span><text:span text:style-name="T14">(gir))</text:span><text:line-break/><text:span text:style-name="T14"> <text:s text:c="7"/></text:span><text:span text:style-name="T18">print</text:span><text:span text:style-name="T14">(</text:span><text:span text:style-name="T17">"a:"</text:span><text:span text:style-name="T13">, </text:span><text:span text:style-name="T18">len</text:span><text:span text:style-name="T14">(a))</text:span><text:line-break/><text:line-break/><text:line-break/><text:span text:style-name="T14"> <text:s text:c="7"/></text:span><text:span text:style-name="T13">if </text:span><text:span text:style-name="T14">gir == Kagit:</text:span><text:line-break/><text:span text:style-name="T14"> <text:s text:c="11"/></text:span><text:span text:style-name="T13">if </text:span><text:span text:style-name="T14">Kagit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11"/></text:span><text:span text:style-name="T13">elif </text:span><text:span text:style-name="T14">Tas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line-break/><text:span text:style-name="T14"> <text:s text:c="11"/></text:span><text:span text:style-name="T13">elif </text:span><text:span text:style-name="T14">Makass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7"/></text:span><text:span text:style-name="T13">elif </text:span><text:span text:style-name="T14">gir == Tas:</text:span><text:line-break/><text:span text:style-name="T14"> <text:s text:c="11"/></text:span><text:span text:style-name="T13">if </text:span><text:span text:style-name="T14">Tas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Kagit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Makass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7"/></text:span><text:span text:style-name="T13">elif </text:span><text:span text:style-name="T14">gir == Makass:</text:span><text:line-break/><text:span text:style-name="T14"> <text:s text:c="11"/></text:span><text:span text:style-name="T13">if </text:span><text:span text:style-name="T14">Makass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11"/></text:span><text:span text:style-name="T13">elif </text:span><text:span text:style-name="T14">Tas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Kagit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3"/>cv2.imshow(</text:span><text:span text:style-name="T17">"Kare"</text:span><text:span text:style-name="T13">, </text:span><text:span text:style-name="T14">Kare)</text:span><text:line-break/><text:span text:style-name="T14"> <text:s text:c="3"/>cv2.imshow(</text:span><text:span text:style-name="T17">"Kesilmiş_Kare"</text:span><text:span text:style-name="T13">, </text:span><text:span text:style-name="T14">Kesilmiş_Kare)</text:span><text:line-break/><text:span text:style-name="T14"> <text:s text:c="3"/>cv2.imshow(</text:span><text:span text:style-name="T17">"Renk_Filtresi_Sonucu"</text:span><text:span text:style-name="T13">, </text:span><text:span text:style-name="T14">Renk_Filtresi_Sonucu)</text:span><text:line-break/><text:span text:style-name="T14"> <text:s text:c="3"/>cv2.imshow(</text:span><text:span text:style-name="T17">"Sonuc"</text:span><text:span text:style-name="T13">,</text:span><text:span text:style-name="T14">Sonuc)</text:span><text:line-break/><text:span text:style-name="T14"> <text:s text:c="3"/></text:span><text:span text:style-name="T13">if </text:span><text:span text:style-name="T14">cv2.waitKey(</text:span><text:span text:style-name="T15">1</text:span><text:span text:style-name="T14">) &amp; </text:span><text:span text:style-name="T15">0xFF </text:span><text:span text:style-name="T14">== </text:span><text:span text:style-name="T18">ord</text:span><text:span text:style-name="T14">(</text:span><text:span text:style-name="T17">'q'</text:span><text:span text:style-name="T14">):</text:span><text:line-break/><text:span text:style-name="T14"> <text:s text:c="7"/></text:span><text:span text:style-name="T13">break</text:span><text:line-break/><text:span text:style-name="T14">Kamera.release()</text:span><text:line-break/><text:span text:style-name="T14">cv2.destroyAllWindows()</text:span></text:p><text:p text:style-name="Standard"/></draw:text-box></draw:frame><text:span text:style-name="Varsayılan_20_Paragraf_20_Yazı_20_Tipi"><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Çerçeve2" text:anchor-type="paragraph" svg:x="-0.579cm" svg:y="0.215cm" svg:width="16.533cm" style:rel-width="scale" svg:height="16.672cm" style:rel-height="scale" draw:z-index="2"><draw:text-box><text:p text:style-name="P25"><text:span text:style-name="T13">if </text:span><text:span text:style-name="T14">gir == Kagit:</text:span><text:line-break/><text:span text:style-name="T14"> <text:s text:c="11"/></text:span><text:span text:style-name="T13">if </text:span><text:span text:style-name="T14">Kagit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11"/></text:span><text:span text:style-name="T13">elif </text:span><text:span text:style-name="T14">Tas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line-break/><text:span text:style-name="T14"> <text:s text:c="11"/></text:span><text:span text:style-name="T13">elif </text:span><text:span text:style-name="T14">Makass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7"/></text:span><text:span text:style-name="T13">elif </text:span><text:span text:style-name="T14">gir == Tas:</text:span><text:line-break/><text:span text:style-name="T14"> <text:s text:c="11"/></text:span><text:span text:style-name="T13">if </text:span><text:span text:style-name="T14">Tas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Kagit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Makass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7"/></text:span><text:span text:style-name="T13">elif </text:span><text:span text:style-name="T14">gir == Makass:</text:span><text:line-break/><text:span text:style-name="T14"> <text:s text:c="11"/></text:span><text:span text:style-name="T13">if </text:span><text:span text:style-name="T14">Makass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11"/></text:span><text:span text:style-name="T13">elif </text:span><text:span text:style-name="T14">Tas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Kagit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3"/>cv2.imshow(</text:span><text:span text:style-name="T17">"Kare"</text:span><text:span text:style-name="T13">, </text:span><text:span text:style-name="T14">Kare)</text:span><text:line-break/><text:span text:style-name="T14"> <text:s text:c="3"/>cv2.imshow(</text:span><text:span text:style-name="T17">"Kesilmiş_Kare"</text:span><text:span text:style-name="T13">, </text:span><text:span text:style-name="T14">Kesilmiş_Kare)</text:span><text:line-break/><text:span text:style-name="T14"> <text:s text:c="3"/>cv2.imshow(</text:span><text:span text:style-name="T17">"Renk_Filtresi_Sonucu"</text:span><text:span text:style-name="T13">, </text:span><text:span text:style-name="T14">Renk_Filtresi_Sonucu)</text:span><text:line-break/><text:span text:style-name="T14"> <text:s text:c="3"/>cv2.imshow(</text:span><text:span text:style-name="T17">"Sonuc"</text:span><text:span text:style-name="T13">,</text:span><text:span text:style-name="T14">Sonuc)</text:span><text:line-break/><text:span text:style-name="T14"> <text:s text:c="3"/></text:span><text:span text:style-name="T13">if </text:span><text:span text:style-name="T14">cv2.waitKey(</text:span><text:span text:style-name="T15">1</text:span><text:span text:style-name="T14">) &amp; </text:span><text:span text:style-name="T15">0xFF </text:span><text:span text:style-name="T14">== </text:span><text:span text:style-name="T18">ord</text:span><text:span text:style-name="T14">(</text:span><text:span text:style-name="T17">'q'</text:span><text:span text:style-name="T14">):</text:span><text:line-break/><text:span text:style-name="T14"> <text:s text:c="7"/></text:span><text:span text:style-name="T13">break</text:span><text:line-break/><text:span text:style-name="T14">Kamera.release()</text:span><text:line-break/><text:span text:style-name="T14">cv2.destroyAllWindows()</text:span></text:p><text:p text:style-name="P25"><text:span text:style-name="T14"/></text:p><text:p text:style-name="Standard"/></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
      <text:p text:style-name="P1"/>
      <text:p text:style-name="P1"/>
      <text:p text:style-name="P1"/>
      <text:p text:style-name="P1"/>
      <text:p text:style-name="P1"/>
      <text:p text:style-name="P1"><draw:frame draw:style-name="fr1" draw:name="Çerçeve1" text:anchor-type="paragraph" svg:x="-0.579cm" svg:y="0.439cm" svg:width="16.533cm" style:rel-width="scale" svg:height="16.672cm" style:rel-height="scale" draw:z-index="3"><draw:text-box><text:p text:style-name="P25"><text:span text:style-name="T13">elif </text:span><text:span text:style-name="T14">Kagit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Makass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7"/></text:span><text:span text:style-name="T13">elif </text:span><text:span text:style-name="T14">gir == Makass:</text:span><text:line-break/><text:span text:style-name="T14"> <text:s text:c="11"/></text:span><text:span text:style-name="T13">if </text:span><text:span text:style-name="T14">Makass == a:</text:span><text:line-break/><text:span text:style-name="T14"> <text:s text:c="15"/></text:span><text:span text:style-name="T18">print</text:span><text:span text:style-name="T14">(</text:span><text:span text:style-name="T17">"BERABERE"</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11"/></text:span><text:span text:style-name="T13">elif </text:span><text:span text:style-name="T14">Tas == a:</text:span><text:line-break/><text:span text:style-name="T14"> <text:s text:c="15"/></text:span><text:span text:style-name="T18">print</text:span><text:span text:style-name="T14">(</text:span><text:span text:style-name="T17">"KAYBETTİNİZ"</text:span><text:span text:style-name="T14">)</text:span><text:line-break/><text:span text:style-name="T14"> <text:s text:c="15"/></text:span><text:span text:style-name="T18">print</text:span><text:span text:style-name="T14">(</text:span><text:span text:style-name="T17">"----------"</text:span><text:span text:style-name="T14">)</text:span><text:line-break/><text:line-break/><text:span text:style-name="T14"> <text:s text:c="11"/></text:span><text:span text:style-name="T13">elif </text:span><text:span text:style-name="T14">Kagit == a:</text:span><text:line-break/><text:span text:style-name="T14"> <text:s text:c="15"/></text:span><text:span text:style-name="T18">print</text:span><text:span text:style-name="T14">(</text:span><text:span text:style-name="T17">"KAZANDINIZ"</text:span><text:span text:style-name="T14">)</text:span><text:line-break/><text:span text:style-name="T14"> <text:s text:c="15"/></text:span><text:span text:style-name="T18">print</text:span><text:span text:style-name="T14">(</text:span><text:span text:style-name="T17">"----------"</text:span><text:span text:style-name="T14">)</text:span><text:line-break/><text:line-break/><text:line-break/><text:span text:style-name="T14"> <text:s text:c="3"/>cv2.imshow(</text:span><text:span text:style-name="T17">"Kare"</text:span><text:span text:style-name="T13">, </text:span><text:span text:style-name="T14">Kare)</text:span><text:line-break/><text:span text:style-name="T14"> <text:s text:c="3"/>cv2.imshow(</text:span><text:span text:style-name="T17">"Kesilmiş_Kare"</text:span><text:span text:style-name="T13">, </text:span><text:span text:style-name="T14">Kesilmiş_Kare)</text:span><text:line-break/><text:span text:style-name="T14"> <text:s text:c="3"/>cv2.imshow(</text:span><text:span text:style-name="T17">"Renk_Filtresi_Sonucu"</text:span><text:span text:style-name="T13">, </text:span><text:span text:style-name="T14">Renk_Filtresi_Sonucu)</text:span><text:line-break/><text:span text:style-name="T14"> <text:s text:c="3"/>cv2.imshow(</text:span><text:span text:style-name="T17">"Sonuc"</text:span><text:span text:style-name="T13">,</text:span><text:span text:style-name="T14">Sonuc)</text:span><text:line-break/><text:span text:style-name="T14"> <text:s text:c="3"/></text:span><text:span text:style-name="T13">if </text:span><text:span text:style-name="T14">cv2.waitKey(</text:span><text:span text:style-name="T15">1</text:span><text:span text:style-name="T14">) &amp; </text:span><text:span text:style-name="T15">0xFF </text:span><text:span text:style-name="T14">== </text:span><text:span text:style-name="T18">ord</text:span><text:span text:style-name="T14">(</text:span><text:span text:style-name="T17">'q'</text:span><text:span text:style-name="T14">):</text:span><text:line-break/><text:span text:style-name="T14"> <text:s text:c="7"/></text:span><text:span text:style-name="T13">break</text:span><text:line-break/><text:span text:style-name="T14">Kamera.release()</text:span><text:line-break/><text:span text:style-name="T14">cv2.destroyAllWindows()</text:span></text:p><text:p text:style-name="P25"><text:span text:style-name="T14"/></text:p><text:p text:style-name="P25"><text:span text:style-name="T14"/></text:p><text:p text:style-name="Standard"/></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Kaynak Kodu</text:p>
      <text:p text:style-name="P22"><text:span text:style-name="Varsayılan_20_Paragraf_20_Yazı_20_Tipi"><text:span text:style-name="T3">Buradaki proje resimlerine, videolarına (kısa bir video koyunuz) ve kaynak koduna </text:span></text:span><text:a xlink:type="simple" xlink:href="https://github.com/Erzn3522/tas_kagit_makas" text:style-name="Internet_20_link" text:visited-style-name="Visited_20_Internet_20_Link"><text:span text:style-name="Varsayılan_20_Paragraf_20_Yazı_20_Tipi"><text:span text:style-name="T3">https://github.com/Erzn3522/tas_kagit_makas</text:span></text:span></text:a><text:span text:style-name="Varsayılan_20_Paragraf_20_Yazı_20_Tipi"><text:span text:style-name="T3"> adresinden erişilebilir.</text:span></text:span></text:p>
      <text:p text:style-name="P1"/>
      <text:p text:style-name="P1"/>
      <text:p text:style-name="Normal"/>
      <text:p text:style-name="P1"/>
      <text:p text:style-name="P1">Öneriler</text:p>
      <text:p text:style-name="P2"/>
      <text:p text:style-name="P2">Bu proje şu şekilde geliştirilebilir vs….</text:p>
      <text:p text:style-name="P3"><text:span text:style-name="Varsayılan_20_Paragraf_20_Yazı_20_Tipi"><text:span text:style-name="T3">Youtube Video Kaydını </text:span></text:span><text:a xlink:type="simple" xlink:href="https://www.youtube.com/abc" office:target-frame-name="_top" xlink:show="replace" text:style-name="Internet_20_link" text:visited-style-name="Visited_20_Internet_20_Link"><text:span text:style-name="Köprü"><text:span text:style-name="T3">https://www.youtube.com/abc</text:span></text:span></text:a><text:span text:style-name="Varsayılan_20_Paragraf_20_Yazı_20_Tipi"><text:span text:style-name="T3"> adresinden görüntüleyebilirsiniz.</text:span></text:span></text:p>
      <text:p text:style-name="P3"><text:span text:style-name="Varsayılan_20_Paragraf_20_Yazı_20_Tipi"><text:span text:style-name="T3"/></text:span></text:p>
      <text:p text:style-name="P3"><text:span text:style-name="Varsayılan_20_Paragraf_20_Yazı_20_Tipi"><text:span text:style-name="T3"/></text:span></text:p>
      <text:p text:style-name="P22"><text:span text:style-name="Varsayılan_20_Paragraf_20_Yazı_20_Tipi"><text:span text:style-name="T2">Kaynakça</text:span></text:span></text:p>
      <text:p text:style-name="P22"><text:a xlink:type="simple" xlink:href="https://www.elifelse.com/python/pycharm-nedir-nasil-kurulur/" text:style-name="Internet_20_link" text:visited-style-name="Visited_20_Internet_20_Link"><text:span text:style-name="Varsayılan_20_Paragraf_20_Yazı_20_Tipi"><text:span text:style-name="T2">https://www.elifelse.com/python/pycharm-nedir-nasil-kurulur/</text:span></text:span></text:a><text:span text:style-name="Varsayılan_20_Paragraf_20_Yazı_20_Tipi"><text:span text:style-name="T2"> </text:span></text:span></text:p>
      <text:p text:style-name="P22"><text:span text:style-name="Varsayılan_20_Paragraf_20_Yazı_20_Tipi"><text:span text:style-name="T2"/></text:span></text:p>
      <text:p text:style-name="P22"><text:a xlink:type="simple" xlink:href="http://ysar.net/python/threading.html" text:style-name="Internet_20_link" text:visited-style-name="Visited_20_Internet_20_Link"><text:span text:style-name="Varsayılan_20_Paragraf_20_Yazı_20_Tipi"><text:span text:style-name="T2">http://ysar.net/python/threading.html</text:span></text:span></text:a><text:span text:style-name="Varsayılan_20_Paragraf_20_Yazı_20_Tipi"><text:span text:style-name="T2"> </text:span></text:span></text:p>
      <text:p text:style-name="P22"><text:span text:style-name="Varsayılan_20_Paragraf_20_Yazı_20_Tipi"><text:span text:style-name="T2"/></text:span></text:p>
      <text:p text:style-name="P22"><text:a xlink:type="simple" xlink:href="https://www.youtube.com/watch?v=uEFdUv16Q1E" text:style-name="Internet_20_link" text:visited-style-name="Visited_20_Internet_20_Link"><text:span text:style-name="Varsayılan_20_Paragraf_20_Yazı_20_Tipi"><text:span text:style-name="T2">https://www.youtube.com/watch?v=uEFdUv16Q1E</text:span></text:span></text:a><text:span text:style-name="Varsayılan_20_Paragraf_20_Yazı_20_Tipi"><text:span text:style-name="T2"> </text:span></text:span></text:p>
      <text:p text:style-name="P22"><text:span text:style-name="Varsayılan_20_Paragraf_20_Yazı_20_Tipi"><text:span text:style-name="T2"/></text:span></text:p>
      <text:p text:style-name="P22"><text:a xlink:type="simple" xlink:href="https://www.jetbrains.com/pycharm/download/#section=windows" text:style-name="Internet_20_link" text:visited-style-name="Visited_20_Internet_20_Link"><text:span text:style-name="Varsayılan_20_Paragraf_20_Yazı_20_Tipi"><text:span text:style-name="T2">https://www.jetbrains.com/pycharm/download/#section=windows</text:span></text:span></text:a><text:span text:style-name="Varsayılan_20_Paragraf_20_Yazı_20_Tipi"><text:span text:style-name="T2"> </text:span></text:span></text:p>
      <text:p text:style-name="P22"><text:span text:style-name="Varsayılan_20_Paragraf_20_Yazı_20_Tipi"><text:span text:style-name="T2"/></text:span></text:p>
      <text:p text:style-name="P22"><text:span text:style-name="Varsayılan_20_Paragraf_20_Yazı_20_Tipi"><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medium-content-serif-font" svg:font-family="medium-content-serif-font, Georgia, Cambria, 'Times New Roman', Times, serif"/>
    <style:font-face style:name="AppleSystemUIFont" svg:font-family="AppleSystemUIFont" style:font-family-generic="system"/>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ourier New1" svg:font-family="'Courier New'"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style:style>
    <style:style style:name="Liste_20_Paragraf" style:display-name="Liste Paragraf" style:family="paragraph" style:parent-style-name="Normal">
      <style:paragraph-properties fo:margin-left="1.27cm" fo:margin-right="0cm" fo:hyphenation-ladder-count="no-limit" fo:text-indent="0cm"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style:style>
    <style:style style:name="HTML_20_Önceden_20_Biçimlendirilmiş" style:display-name="HTML Önceden Biçimlendirilmiş"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Frame_20_contents" style:display-name="Frame contents" style:family="paragraph" style:parent-style-name="Standard" style:class="extra"/>
    <style:style style:name="Varsayılan_20_Paragraf_20_Yazı_20_Tipi" style:display-name="Varsayılan Paragraf Yazı Tipi" style:family="text"/>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Çözümlenmeyen_20_Bahsetme" style:display-name="Çözümlenmeyen Bahsetme" style:family="text" style:parent-style-name="Varsayılan_20_Paragraf_20_Yazı_20_Tipi">
      <style:text-properties fo:color="#808080" fo:background-color="#e6e6e6"/>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tr" style:country-asian="TR" style:font-name-complex="Courier New" style:font-family-complex="'Courier New'" style:font-family-generic-complex="modern" style:font-pitch-complex="fixed" style:font-size-complex="10pt"/>
    </style:style>
    <style:style style:name="Güçlü" style:family="text" style:parent-style-name="Varsayılan_20_Paragraf_20_Yazı_20_Tipi">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title/>
    <dc:description/>
    <dc:subject/>
    <meta:initial-creator>Huseyin YUCE</meta:initial-creator>
    <meta:creation-date>2019-03-13T07:42:00Z</meta:creation-date>
    <dc:date>2019-05-22T00:00:04.137000000</dc:date>
    <meta:editing-cycles>3</meta:editing-cycles>
    <meta:editing-duration>PT5M45S</meta:editing-duration>
    <meta:document-statistic meta:table-count="0" meta:image-count="0" meta:object-count="0" meta:page-count="5" meta:paragraph-count="32" meta:word-count="955" meta:character-count="11150" meta:non-whitespace-character-count="8004"/>
    <meta:template xlink:type="simple" xlink:actuate="onRequest" xlink:title="" xlink:href="../../Downloads/Ornek_Proje%20(1).odt/Normal.dotm"/>
  </office:meta>
</office:document-meta>
</file>